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paragraph-properties fo:margin-left="0in" fo:margin-right="0in" fo:text-indent="0in" style:auto-text-indent="false"/>
    </style:style>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0.3</text:p>
      <text:p text:style-name="Subtitle">1<text:span text:style-name="T3">st</text:span> July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Event Condition Action Rules<text:tab/>4</text:p>
          <text:p text:style-name="P12">Rule Bindings<text:tab/>5</text:p>
          <text:p text:style-name="P12">Built-in Conditions and Actions<text:tab/>5</text:p>
          <text:p text:style-name="P12">Extending or Replacing the Byteman Language Built-ins<text:tab/>6</text:p>
          <text:p text:style-name="P12">Agent Transformation<text:tab/>6</text:p>
          <text:p text:style-name="P12">ECA Rule Engine<text:tab/>7</text:p>
          <text:p text:style-name="P11">The Byteman Rule Language<text:tab/>9</text:p>
          <text:p text:style-name="P12">Rule Events<text:tab/>9</text:p>
          <text:p text:style-name="P12">Location Specifiers<text:tab/>10</text:p>
          <text:p text:style-name="P12">Rule Bindings<text:tab/>12</text:p>
          <text:p text:style-name="P12">Rule Expressions<text:tab/>13</text:p>
          <text:p text:style-name="P12">Rule Conditions<text:tab/>13</text:p>
          <text:p text:style-name="P12">Rule Actions<text:tab/>14</text:p>
          <text:p text:style-name="P12">Built-In Calls<text:tab/>15</text:p>
          <text:p text:style-name="P12">User-Defined Rule Helpers<text:tab/>16</text:p>
          <text:p text:style-name="P11">Byteman Rule Language Standard Built-Ins<text:tab/>18</text:p>
          <text:p text:style-name="P12">Thread Coordination Operations<text:tab/>18</text:p>
          <text:p text:style-name="P13">Waiters<text:tab/>18</text:p>
          <text:p text:style-name="P13">Rendezvous<text:tab/>19</text:p>
          <text:p text:style-name="P13">Aborting Execution<text:tab/>20</text:p>
          <text:p text:style-name="P12">Rule State Management Operations<text:tab/>20</text:p>
          <text:p text:style-name="P13">CountDowns<text:tab/>20</text:p>
          <text:p text:style-name="P13">Flags<text:tab/>21</text:p>
          <text:p text:style-name="P13">Counters<text:tab/>21</text:p>
          <text:p text:style-name="P12">Trace and Debug Operations<text:tab/>22</text:p>
          <text:p text:style-name="P13">Debugging<text:tab/>22</text:p>
          <text:p text:style-name="P13">Tracing<text:tab/>22</text:p>
          <text:p text:style-name="P11">Using Byteman<text:tab/>24</text:p>
          <text:p text:style-name="P12">Downloading a binary release<text:tab/>24</text:p>
          <text:p text:style-name="P12">Obtaining the sources<text:tab/>24</text:p>
          <text:p text:style-name="P12">Building Byteman from the sources<text:tab/>24</text:p>
          <text:p text:style-name="P12">Using Byteman<text:tab/>24</text:p>
          <text:p text:style-name="P12">Checking Rules Offline<text:tab/>25</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176636220"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743103845"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193088167" text:continue-list="list1176636220"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489942896"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1699502677" text:continue-list="list1193088167"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create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191427657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47437690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26152051"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00235968"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564159669" text:continue-list="list826152051"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90407894"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775066572"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2109175722"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79481257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59497779"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260575802"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388690111"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592486032"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964941135" text:continue-list="list145949777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59711600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74826546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1377021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2153304828"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14468519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083627410"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527461969"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33581420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80747264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991251591"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863555770" text:continue-numbering="true" text:style-name="Outline">
        <text:list-item>
          <text:list>
            <text:list-item>
              <text:list>
                <text:list-header>
                  <text:h text:style-name="P22"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058587107"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363829271"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text:soft-page-break/>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686069932"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text:p>
      <text:list xml:id="list132247067"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54552535"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1968360164"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8"><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8"><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8"><text:span text:style-name="Code_20_Text">org.jboss.byteman.debug</text:span></text:p>
      <text:p text:style-name="P1">If either of these properties is set then debug calls will print to <text:span text:style-name="Code_20_Text">System.out.</text:span></text:p>
      <text:list xml:id="list730666633"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4"> and to find the byteman jar in </text:span></text:span><text:span text:style-name="Code_20_Text">../lib</text:span><text:span text:style-name="Code_20_Text"><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09-01T17:23:11</dc:date>
    <meta:printed-by>Andrew Dinn</meta:printed-by>
    <meta:print-date>2008-09-26T17:21:42</meta:print-date>
    <meta:editing-cycles>78</meta:editing-cycles>
    <meta:editing-duration>PT32H32M08S</meta:editing-duration>
    <meta:document-statistic meta:table-count="0" meta:image-count="0" meta:object-count="0" meta:page-count="26" meta:paragraph-count="302" meta:word-count="9802" meta:character-count="61840"/>
    <meta:user-defined meta:name="Info 1"/>
    <meta:user-defined meta:name="Info 2"/>
    <meta:user-defined meta:name="Info 3"/>
    <meta:user-defined meta:name="Info 4"/>
  </office:meta>
</office:document-meta>
</file>